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8.3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34496" calcext:value-type="float">
            <text:p>6,1344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8587" calcext:value-type="float">
            <text:p>5,99858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02698" calcext:value-type="float">
            <text:p>6,10269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42723" calcext:value-type="float">
            <text:p>6,5427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30869" calcext:value-type="float">
            <text:p>6,4308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54542" calcext:value-type="float">
            <text:p>5,6545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18463" calcext:value-type="float">
            <text:p>5,718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18463" calcext:value-type="float">
            <text:p>5,718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70524" calcext:value-type="float">
            <text:p>5,4705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1867" calcext:value-type="float">
            <text:p>5,718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70841" calcext:value-type="float">
            <text:p>5,4708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70841" calcext:value-type="float">
            <text:p>5,4708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70841" calcext:value-type="float">
            <text:p>5,4708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8672" calcext:value-type="float">
            <text:p>5,8867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70601" calcext:value-type="float">
            <text:p>5,67060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62674" calcext:value-type="float">
            <text:p>5,66267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687077" calcext:value-type="float">
            <text:p>5,6870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99" calcext:value-type="float">
            <text:p>5,7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590953" calcext:value-type="float">
            <text:p>5,5909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95021" calcext:value-type="float">
            <text:p>4,8950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95021" calcext:value-type="float">
            <text:p>4,8950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11112" calcext:value-type="float">
            <text:p>4,7111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015056" calcext:value-type="float">
            <text:p>5,01505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079097" calcext:value-type="float">
            <text:p>5,07909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079097" calcext:value-type="float">
            <text:p>5,07909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158931" calcext:value-type="float">
            <text:p>5,1589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158931" calcext:value-type="float">
            <text:p>5,1589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406828" calcext:value-type="float">
            <text:p>5,40682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99114" calcext:value-type="float">
            <text:p>4,9991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67161" calcext:value-type="float">
            <text:p>4,96716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015244" calcext:value-type="float">
            <text:p>5,01524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11552" calcext:value-type="float">
            <text:p>5,11155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111552" calcext:value-type="float">
            <text:p>5,11155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919579" calcext:value-type="float">
            <text:p>4,91957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951473" calcext:value-type="float">
            <text:p>4,95147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583612" calcext:value-type="float">
            <text:p>4,5836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3954" calcext:value-type="float">
            <text:p>4,8395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27652" calcext:value-type="float">
            <text:p>4,92765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07607" calcext:value-type="float">
            <text:p>4,80760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75633" calcext:value-type="float">
            <text:p>4,77563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83957" calcext:value-type="float">
            <text:p>4,8395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07594" calcext:value-type="float">
            <text:p>4,6075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07594" calcext:value-type="float">
            <text:p>4,6075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399609" calcext:value-type="float">
            <text:p>4,39960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39601" calcext:value-type="float">
            <text:p>4,6396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39601" calcext:value-type="float">
            <text:p>4,6396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39601" calcext:value-type="float">
            <text:p>4,6396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75641" calcext:value-type="float">
            <text:p>4,57564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575641" calcext:value-type="float">
            <text:p>4,57564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23617" calcext:value-type="float">
            <text:p>4,4236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239609" calcext:value-type="float">
            <text:p>4,23960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415648" calcext:value-type="float">
            <text:p>4,41564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255562" calcext:value-type="float">
            <text:p>4,25556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255562" calcext:value-type="float">
            <text:p>4,25556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63991" calcext:value-type="float">
            <text:p>4,06399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47991" calcext:value-type="float">
            <text:p>4,24799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27998" calcext:value-type="float">
            <text:p>4,32799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19998" calcext:value-type="float">
            <text:p>4,31999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167943" calcext:value-type="float">
            <text:p>4,1679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51943" calcext:value-type="float">
            <text:p>4,1519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151943" calcext:value-type="float">
            <text:p>4,1519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151943" calcext:value-type="float">
            <text:p>4,1519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455957" calcext:value-type="float">
            <text:p>4,45595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191958" calcext:value-type="float">
            <text:p>4,1919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191958" calcext:value-type="float">
            <text:p>4,1919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75943" calcext:value-type="float">
            <text:p>3,97594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935967" calcext:value-type="float">
            <text:p>3,93596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83958" calcext:value-type="float">
            <text:p>4,1839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351927" calcext:value-type="float">
            <text:p>4,35192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6396" calcext:value-type="float">
            <text:p>4,4639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247991" calcext:value-type="float">
            <text:p>4,24799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247991" calcext:value-type="float">
            <text:p>4,24799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79967" calcext:value-type="float">
            <text:p>4,47996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503936" calcext:value-type="float">
            <text:p>4,50393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503936" calcext:value-type="float">
            <text:p>4,50393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503936" calcext:value-type="float">
            <text:p>4,50393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479967" calcext:value-type="float">
            <text:p>4,47996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287936" calcext:value-type="float">
            <text:p>4,28793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79936" calcext:value-type="float">
            <text:p>4,07993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9995" calcext:value-type="float">
            <text:p>4,1999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967982" calcext:value-type="float">
            <text:p>3,96798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239981" calcext:value-type="float">
            <text:p>4,23998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39981" calcext:value-type="float">
            <text:p>4,23998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31957" calcext:value-type="float">
            <text:p>4,23195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99997" calcext:value-type="float">
            <text:p>4,39999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47999" calcext:value-type="float">
            <text:p>4,4479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632" calcext:value-type="float">
            <text:p>4,63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55999" calcext:value-type="float">
            <text:p>4,655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824" calcext:value-type="float">
            <text:p>4,82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71991" calcext:value-type="float">
            <text:p>4,67199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439992" calcext:value-type="float">
            <text:p>4,43999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55999" calcext:value-type="float">
            <text:p>4,4559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39999" calcext:value-type="float">
            <text:p>4,639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639999" calcext:value-type="float">
            <text:p>4,639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639999" calcext:value-type="float">
            <text:p>4,639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08" calcext:value-type="float">
            <text:p>4,8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008" calcext:value-type="float">
            <text:p>5,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008" calcext:value-type="float">
            <text:p>5,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008" calcext:value-type="float">
            <text:p>5,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008" calcext:value-type="float">
            <text:p>5,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008" calcext:value-type="float">
            <text:p>5,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63936" calcext:value-type="float">
            <text:p>4,8639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023976" calcext:value-type="float">
            <text:p>5,02397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23976" calcext:value-type="float">
            <text:p>4,82397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855965" calcext:value-type="float">
            <text:p>4,85596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55965" calcext:value-type="float">
            <text:p>4,85596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91997" calcext:value-type="float">
            <text:p>4,79199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983997" calcext:value-type="float">
            <text:p>4,98399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83997" calcext:value-type="float">
            <text:p>4,98399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983997" calcext:value-type="float">
            <text:p>4,98399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047999" calcext:value-type="float">
            <text:p>5,04799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247999" calcext:value-type="float">
            <text:p>5,2479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071999" calcext:value-type="float">
            <text:p>5,07199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263999" calcext:value-type="float">
            <text:p>5,2639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79999" calcext:value-type="float">
            <text:p>5,2799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071999" calcext:value-type="float">
            <text:p>5,07199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13592" calcext:value-type="float">
            <text:p>5,1359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13592" calcext:value-type="float">
            <text:p>5,1359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13592" calcext:value-type="float">
            <text:p>5,1359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75895" calcext:value-type="float">
            <text:p>4,97589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975895" calcext:value-type="float">
            <text:p>4,97589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183903" calcext:value-type="float">
            <text:p>5,18390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127873" calcext:value-type="float">
            <text:p>5,12787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127873" calcext:value-type="float">
            <text:p>5,12787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223976" calcext:value-type="float">
            <text:p>5,22397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031968" calcext:value-type="float">
            <text:p>5,03196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015984" calcext:value-type="float">
            <text:p>5,01598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15984" calcext:value-type="float">
            <text:p>4,8159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815984" calcext:value-type="float">
            <text:p>4,8159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815984" calcext:value-type="float">
            <text:p>4,8159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663936" calcext:value-type="float">
            <text:p>4,66393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871928" calcext:value-type="float">
            <text:p>4,87192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871928" calcext:value-type="float">
            <text:p>4,87192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071928" calcext:value-type="float">
            <text:p>5,07192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87992" calcext:value-type="float">
            <text:p>4,8799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695904" calcext:value-type="float">
            <text:p>4,6959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695904" calcext:value-type="float">
            <text:p>4,6959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791908" calcext:value-type="float">
            <text:p>4,7919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791908" calcext:value-type="float">
            <text:p>4,7919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83932" calcext:value-type="float">
            <text:p>4,78393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759901" calcext:value-type="float">
            <text:p>4,75990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751916" calcext:value-type="float">
            <text:p>4,7519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751916" calcext:value-type="float">
            <text:p>4,7519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751916" calcext:value-type="float">
            <text:p>4,7519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623884" calcext:value-type="float">
            <text:p>4,62388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623884" calcext:value-type="float">
            <text:p>4,62388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823908" calcext:value-type="float">
            <text:p>4,8239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23908" calcext:value-type="float">
            <text:p>4,8239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607924" calcext:value-type="float">
            <text:p>4,60792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895907" calcext:value-type="float">
            <text:p>4,89590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759932" calcext:value-type="float">
            <text:p>4,75993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551948" calcext:value-type="float">
            <text:p>4,55194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455899" calcext:value-type="float">
            <text:p>4,45589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455899" calcext:value-type="float">
            <text:p>4,45589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455899" calcext:value-type="float">
            <text:p>4,45589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55194" calcext:value-type="float">
            <text:p>4,5519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591958" calcext:value-type="float">
            <text:p>4,5919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343935" calcext:value-type="float">
            <text:p>4,3439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423981" calcext:value-type="float">
            <text:p>4,42398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53599" calcext:value-type="float">
            <text:p>4,535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695999" calcext:value-type="float">
            <text:p>4,695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695999" calcext:value-type="float">
            <text:p>4,695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695999" calcext:value-type="float">
            <text:p>4,695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783958" calcext:value-type="float">
            <text:p>4,78395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695886" calcext:value-type="float">
            <text:p>4,69588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455926" calcext:value-type="float">
            <text:p>4,45592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455926" calcext:value-type="float">
            <text:p>4,45592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455926" calcext:value-type="float">
            <text:p>4,45592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407955" calcext:value-type="float">
            <text:p>4,40795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263774" calcext:value-type="float">
            <text:p>4,26377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095765" calcext:value-type="float">
            <text:p>4,09576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095765" calcext:value-type="float">
            <text:p>4,09576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095765" calcext:value-type="float">
            <text:p>4,09576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127773" calcext:value-type="float">
            <text:p>4,12777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27175" calcext:value-type="float">
            <text:p>4,2717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047829" calcext:value-type="float">
            <text:p>4,047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047829" calcext:value-type="float">
            <text:p>4,047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079723" calcext:value-type="float">
            <text:p>4,07972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039829" calcext:value-type="float">
            <text:p>4,039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039829" calcext:value-type="float">
            <text:p>4,039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039829" calcext:value-type="float">
            <text:p>4,039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039829" calcext:value-type="float">
            <text:p>4,039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039829" calcext:value-type="float">
            <text:p>4,039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047818" calcext:value-type="float">
            <text:p>4,0478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199811" calcext:value-type="float">
            <text:p>4,1998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199811" calcext:value-type="float">
            <text:p>4,1998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199955" calcext:value-type="float">
            <text:p>4,19995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199955" calcext:value-type="float">
            <text:p>4,19995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199955" calcext:value-type="float">
            <text:p>4,19995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199955" calcext:value-type="float">
            <text:p>4,19995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047884" calcext:value-type="float">
            <text:p>4,047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047884" calcext:value-type="float">
            <text:p>4,047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047884" calcext:value-type="float">
            <text:p>4,047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047884" calcext:value-type="float">
            <text:p>4,047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047884" calcext:value-type="float">
            <text:p>4,047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079896" calcext:value-type="float">
            <text:p>4,07989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991832" calcext:value-type="float">
            <text:p>3,991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991832" calcext:value-type="float">
            <text:p>3,991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991832" calcext:value-type="float">
            <text:p>3,991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991832" calcext:value-type="float">
            <text:p>3,991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991832" calcext:value-type="float">
            <text:p>3,991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807842" calcext:value-type="float">
            <text:p>3,80784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807842" calcext:value-type="float">
            <text:p>3,80784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807842" calcext:value-type="float">
            <text:p>3,80784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607905" calcext:value-type="float">
            <text:p>3,607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607853" calcext:value-type="float">
            <text:p>3,6078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695886" calcext:value-type="float">
            <text:p>3,69588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695886" calcext:value-type="float">
            <text:p>3,69588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663981" calcext:value-type="float">
            <text:p>3,6639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83958" calcext:value-type="float">
            <text:p>3,58395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583958" calcext:value-type="float">
            <text:p>3,58395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583958" calcext:value-type="float">
            <text:p>3,58395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559838" calcext:value-type="float">
            <text:p>3,5598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519917" calcext:value-type="float">
            <text:p>3,5199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51877" calcext:value-type="float">
            <text:p>3,3518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351877" calcext:value-type="float">
            <text:p>3,3518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423973" calcext:value-type="float">
            <text:p>3,4239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567966" calcext:value-type="float">
            <text:p>3,56796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567966" calcext:value-type="float">
            <text:p>3,56796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567966" calcext:value-type="float">
            <text:p>3,56796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567966" calcext:value-type="float">
            <text:p>3,56796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703977" calcext:value-type="float">
            <text:p>3,7039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03977" calcext:value-type="float">
            <text:p>3,7039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703977" calcext:value-type="float">
            <text:p>3,7039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647965" calcext:value-type="float">
            <text:p>3,64796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743956" calcext:value-type="float">
            <text:p>3,7439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743956" calcext:value-type="float">
            <text:p>3,7439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743956" calcext:value-type="float">
            <text:p>3,7439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751979" calcext:value-type="float">
            <text:p>3,75197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655965" calcext:value-type="float">
            <text:p>3,65596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655965" calcext:value-type="float">
            <text:p>3,65596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847973" calcext:value-type="float">
            <text:p>3,84797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783966" calcext:value-type="float">
            <text:p>3,78396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783966" calcext:value-type="float">
            <text:p>3,78396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007981" calcext:value-type="float">
            <text:p>4,00798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775966" calcext:value-type="float">
            <text:p>3,77596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775966" calcext:value-type="float">
            <text:p>3,77596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759964" calcext:value-type="float">
            <text:p>3,75996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759964" calcext:value-type="float">
            <text:p>3,75996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967971" calcext:value-type="float">
            <text:p>3,9679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967971" calcext:value-type="float">
            <text:p>3,9679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967971" calcext:value-type="float">
            <text:p>3,9679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967971" calcext:value-type="float">
            <text:p>3,9679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967971" calcext:value-type="float">
            <text:p>3,9679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96794" calcext:value-type="float">
            <text:p>3,9679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96794" calcext:value-type="float">
            <text:p>3,9679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96794" calcext:value-type="float">
            <text:p>3,9679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711875" calcext:value-type="float">
            <text:p>3,7118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711875" calcext:value-type="float">
            <text:p>3,7118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687941" calcext:value-type="float">
            <text:p>3,6879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91927" calcext:value-type="float">
            <text:p>3,79192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791927" calcext:value-type="float">
            <text:p>3,79192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647942" calcext:value-type="float">
            <text:p>3,6479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543948" calcext:value-type="float">
            <text:p>3,54394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35194" calcext:value-type="float">
            <text:p>3,3519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35194" calcext:value-type="float">
            <text:p>3,3519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111948" calcext:value-type="float">
            <text:p>3,11194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111948" calcext:value-type="float">
            <text:p>3,11194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111948" calcext:value-type="float">
            <text:p>3,11194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15994" calcext:value-type="float">
            <text:p>3,15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15994" calcext:value-type="float">
            <text:p>3,15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15994" calcext:value-type="float">
            <text:p>3,15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15994" calcext:value-type="float">
            <text:p>3,15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15994" calcext:value-type="float">
            <text:p>3,15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071973" calcext:value-type="float">
            <text:p>3,0719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071973" calcext:value-type="float">
            <text:p>3,0719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071973" calcext:value-type="float">
            <text:p>3,0719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71973" calcext:value-type="float">
            <text:p>3,0719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855989" calcext:value-type="float">
            <text:p>2,8559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711988" calcext:value-type="float">
            <text:p>2,7119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791997" calcext:value-type="float">
            <text:p>2,7919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93599" calcext:value-type="float">
            <text:p>2,935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93599" calcext:value-type="float">
            <text:p>2,935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3599" calcext:value-type="float">
            <text:p>2,935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93599" calcext:value-type="float">
            <text:p>2,935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93599" calcext:value-type="float">
            <text:p>2,935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96799" calcext:value-type="float">
            <text:p>2,967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887999" calcext:value-type="float">
            <text:p>2,88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887999" calcext:value-type="float">
            <text:p>2,8879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671999" calcext:value-type="float">
            <text:p>2,6719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719983" calcext:value-type="float">
            <text:p>2,7199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743974" calcext:value-type="float">
            <text:p>2,743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759974" calcext:value-type="float">
            <text:p>2,759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759974" calcext:value-type="float">
            <text:p>2,759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759974" calcext:value-type="float">
            <text:p>2,759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759974" calcext:value-type="float">
            <text:p>2,759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759974" calcext:value-type="float">
            <text:p>2,7599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647973" calcext:value-type="float">
            <text:p>2,64797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647973" calcext:value-type="float">
            <text:p>2,64797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407997" calcext:value-type="float">
            <text:p>2,4079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543982" calcext:value-type="float">
            <text:p>2,54398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599966" calcext:value-type="float">
            <text:p>2,5999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599966" calcext:value-type="float">
            <text:p>2,5999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599966" calcext:value-type="float">
            <text:p>2,5999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82397" calcext:value-type="float">
            <text:p>2,823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919526" calcext:value-type="float">
            <text:p>2,9195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823947" calcext:value-type="float">
            <text:p>2,8239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759924" calcext:value-type="float">
            <text:p>2,7599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767937" calcext:value-type="float">
            <text:p>2,7679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767937" calcext:value-type="float">
            <text:p>2,7679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775963" calcext:value-type="float">
            <text:p>2,77596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775963" calcext:value-type="float">
            <text:p>2,77596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735945" calcext:value-type="float">
            <text:p>2,735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727909" calcext:value-type="float">
            <text:p>2,7279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727909" calcext:value-type="float">
            <text:p>2,7279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727909" calcext:value-type="float">
            <text:p>2,7279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727909" calcext:value-type="float">
            <text:p>2,7279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695933" calcext:value-type="float">
            <text:p>2,69593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695933" calcext:value-type="float">
            <text:p>2,69593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695975" calcext:value-type="float">
            <text:p>2,6959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623926" calcext:value-type="float">
            <text:p>2,62392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623926" calcext:value-type="float">
            <text:p>2,62392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471952" calcext:value-type="float">
            <text:p>2,4719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471952" calcext:value-type="float">
            <text:p>2,4719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471952" calcext:value-type="float">
            <text:p>2,4719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471952" calcext:value-type="float">
            <text:p>2,4719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47198" calcext:value-type="float">
            <text:p>2,47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447887" calcext:value-type="float">
            <text:p>2,4478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31934" calcext:value-type="float">
            <text:p>2,431934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2:04.92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2:09.646000000</dc:date>
    <meta:editing-duration>PT1M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6.134496">
                <text:p>6.134496</text:p>
                <draw:g>
                  <svg:desc>'cameraslog_5.log'.B2:'cameraslog_5.log'.B1001</svg:desc>
                </draw:g>
              </table:table-cell>
              <table:table-cell office:value-type="float" office:value="7">
                <text:p>7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98587">
                <text:p>5.9985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102698">
                <text:p>6.1026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542723">
                <text:p>6.542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430869">
                <text:p>6.430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54542">
                <text:p>5.654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718463">
                <text:p>5.7184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18463">
                <text:p>5.7184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70524">
                <text:p>5.4705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71867">
                <text:p>5.718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470841">
                <text:p>5.470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470841">
                <text:p>5.470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470841">
                <text:p>5.470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88672">
                <text:p>5.88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670601">
                <text:p>5.67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662674">
                <text:p>5.6626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687077">
                <text:p>5.687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799">
                <text:p>5.7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590953">
                <text:p>5.5909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895021">
                <text:p>4.8950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895021">
                <text:p>4.8950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711112">
                <text:p>4.7111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015056">
                <text:p>5.015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079097">
                <text:p>5.0790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079097">
                <text:p>5.0790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158931">
                <text:p>5.158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58931">
                <text:p>5.158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406828">
                <text:p>5.4068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999114">
                <text:p>4.999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967161">
                <text:p>4.967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015244">
                <text:p>5.015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111552">
                <text:p>5.111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111552">
                <text:p>5.111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919579">
                <text:p>4.919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951473">
                <text:p>4.951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583612">
                <text:p>4.583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83954">
                <text:p>4.839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27652">
                <text:p>4.9276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807607">
                <text:p>4.8076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775633">
                <text:p>4.7756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83957">
                <text:p>4.839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607594">
                <text:p>4.6075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607594">
                <text:p>4.6075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399609">
                <text:p>4.3996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639601">
                <text:p>4.639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639601">
                <text:p>4.639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639601">
                <text:p>4.639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575641">
                <text:p>4.5756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575641">
                <text:p>4.5756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423617">
                <text:p>4.423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239609">
                <text:p>4.2396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415648">
                <text:p>4.4156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255562">
                <text:p>4.255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255562">
                <text:p>4.255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063991">
                <text:p>4.063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247991">
                <text:p>4.2479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327998">
                <text:p>4.327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319998">
                <text:p>4.319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167943">
                <text:p>4.167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151943">
                <text:p>4.151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151943">
                <text:p>4.151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151943">
                <text:p>4.151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455957">
                <text:p>4.455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191958">
                <text:p>4.191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191958">
                <text:p>4.191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975943">
                <text:p>3.975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935967">
                <text:p>3.935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183958">
                <text:p>4.183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351927">
                <text:p>4.3519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46396">
                <text:p>4.463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247991">
                <text:p>4.2479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247991">
                <text:p>4.2479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479967">
                <text:p>4.4799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503936">
                <text:p>4.503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503936">
                <text:p>4.503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503936">
                <text:p>4.503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479967">
                <text:p>4.4799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287936">
                <text:p>4.2879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079936">
                <text:p>4.079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19995">
                <text:p>4.19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967982">
                <text:p>3.967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239981">
                <text:p>4.2399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239981">
                <text:p>4.2399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231957">
                <text:p>4.2319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399997">
                <text:p>4.3999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447999">
                <text:p>4.447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632">
                <text:p>4.6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655999">
                <text:p>4.655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824">
                <text:p>4.8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671991">
                <text:p>4.6719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.439992">
                <text:p>4.439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.455999">
                <text:p>4.455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.639999">
                <text:p>4.639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639999">
                <text:p>4.639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639999">
                <text:p>4.639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808">
                <text:p>4.8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008">
                <text:p>5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008">
                <text:p>5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008">
                <text:p>5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008">
                <text:p>5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008">
                <text:p>5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863936">
                <text:p>4.8639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023976">
                <text:p>5.023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823976">
                <text:p>4.8239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855965">
                <text:p>4.855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855965">
                <text:p>4.855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791997">
                <text:p>4.7919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983997">
                <text:p>4.9839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983997">
                <text:p>4.9839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983997">
                <text:p>4.9839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047999">
                <text:p>5.047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247999">
                <text:p>5.247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071999">
                <text:p>5.071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263999">
                <text:p>5.263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279999">
                <text:p>5.279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071999">
                <text:p>5.071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13592">
                <text:p>5.13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13592">
                <text:p>5.13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13592">
                <text:p>5.13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975895">
                <text:p>4.975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975895">
                <text:p>4.975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183903">
                <text:p>5.1839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127873">
                <text:p>5.127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127873">
                <text:p>5.127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223976">
                <text:p>5.2239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031968">
                <text:p>5.0319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015984">
                <text:p>5.015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815984">
                <text:p>4.8159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815984">
                <text:p>4.8159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815984">
                <text:p>4.8159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663936">
                <text:p>4.6639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871928">
                <text:p>4.871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871928">
                <text:p>4.871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071928">
                <text:p>5.0719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87992">
                <text:p>4.87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695904">
                <text:p>4.695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695904">
                <text:p>4.695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791908">
                <text:p>4.791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791908">
                <text:p>4.791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783932">
                <text:p>4.7839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759901">
                <text:p>4.7599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751916">
                <text:p>4.75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751916">
                <text:p>4.75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751916">
                <text:p>4.75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623884">
                <text:p>4.6238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623884">
                <text:p>4.6238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823908">
                <text:p>4.823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823908">
                <text:p>4.823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607924">
                <text:p>4.6079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895907">
                <text:p>4.8959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759932">
                <text:p>4.7599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551948">
                <text:p>4.551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455899">
                <text:p>4.4558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455899">
                <text:p>4.4558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455899">
                <text:p>4.4558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55194">
                <text:p>4.55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591958">
                <text:p>4.591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343935">
                <text:p>4.343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423981">
                <text:p>4.42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53599">
                <text:p>4.53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.695999">
                <text:p>4.695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.695999">
                <text:p>4.695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.695999">
                <text:p>4.695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.783958">
                <text:p>4.783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.695886">
                <text:p>4.6958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.455926">
                <text:p>4.455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.455926">
                <text:p>4.455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.455926">
                <text:p>4.455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.407955">
                <text:p>4.4079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.263774">
                <text:p>4.2637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.095765">
                <text:p>4.095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095765">
                <text:p>4.095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.095765">
                <text:p>4.095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.127773">
                <text:p>4.1277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.27175">
                <text:p>4.2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.047829">
                <text:p>4.047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.047829">
                <text:p>4.047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.079723">
                <text:p>4.0797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.039829">
                <text:p>4.039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.039829">
                <text:p>4.039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.039829">
                <text:p>4.039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.039829">
                <text:p>4.039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.039829">
                <text:p>4.039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.047818">
                <text:p>4.0478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.199811">
                <text:p>4.199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199811">
                <text:p>4.199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.199955">
                <text:p>4.199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199955">
                <text:p>4.199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199955">
                <text:p>4.199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199955">
                <text:p>4.199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047884">
                <text:p>4.0478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047884">
                <text:p>4.0478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047884">
                <text:p>4.0478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047884">
                <text:p>4.0478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047884">
                <text:p>4.0478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079896">
                <text:p>4.0798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991832">
                <text:p>3.991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991832">
                <text:p>3.991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991832">
                <text:p>3.991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991832">
                <text:p>3.991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991832">
                <text:p>3.991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807842">
                <text:p>3.8078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807842">
                <text:p>3.8078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807842">
                <text:p>3.8078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607905">
                <text:p>3.607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607853">
                <text:p>3.607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695886">
                <text:p>3.6958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695886">
                <text:p>3.6958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663981">
                <text:p>3.663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583958">
                <text:p>3.583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583958">
                <text:p>3.583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583958">
                <text:p>3.583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559838">
                <text:p>3.559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519917">
                <text:p>3.51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351877">
                <text:p>3.351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351877">
                <text:p>3.351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423973">
                <text:p>3.423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567966">
                <text:p>3.5679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567966">
                <text:p>3.5679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567966">
                <text:p>3.5679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567966">
                <text:p>3.5679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703977">
                <text:p>3.7039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703977">
                <text:p>3.7039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703977">
                <text:p>3.7039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647965">
                <text:p>3.647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743956">
                <text:p>3.7439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743956">
                <text:p>3.7439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743956">
                <text:p>3.7439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751979">
                <text:p>3.7519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655965">
                <text:p>3.655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655965">
                <text:p>3.655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847973">
                <text:p>3.8479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783966">
                <text:p>3.783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783966">
                <text:p>3.783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007981">
                <text:p>4.007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775966">
                <text:p>3.775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775966">
                <text:p>3.775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759964">
                <text:p>3.759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759964">
                <text:p>3.759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967971">
                <text:p>3.967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967971">
                <text:p>3.967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967971">
                <text:p>3.967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967971">
                <text:p>3.967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967971">
                <text:p>3.967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96794">
                <text:p>3.967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96794">
                <text:p>3.967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96794">
                <text:p>3.967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711875">
                <text:p>3.711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711875">
                <text:p>3.711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687941">
                <text:p>3.687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791927">
                <text:p>3.7919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791927">
                <text:p>3.7919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647942">
                <text:p>3.647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543948">
                <text:p>3.5439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35194">
                <text:p>3.35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35194">
                <text:p>3.35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111948">
                <text:p>3.11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111948">
                <text:p>3.11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111948">
                <text:p>3.11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15994">
                <text:p>3.15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15994">
                <text:p>3.15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15994">
                <text:p>3.15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15994">
                <text:p>3.15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15994">
                <text:p>3.15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071973">
                <text:p>3.071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071973">
                <text:p>3.071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071973">
                <text:p>3.071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071973">
                <text:p>3.071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855989">
                <text:p>2.855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711988">
                <text:p>2.711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791997">
                <text:p>2.7919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93599">
                <text:p>2.93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93599">
                <text:p>2.93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93599">
                <text:p>2.93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93599">
                <text:p>2.93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93599">
                <text:p>2.93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96799">
                <text:p>2.96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887999">
                <text:p>2.88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887999">
                <text:p>2.88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671999">
                <text:p>2.67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719983">
                <text:p>2.719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743974">
                <text:p>2.743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759974">
                <text:p>2.759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759974">
                <text:p>2.759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759974">
                <text:p>2.759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759974">
                <text:p>2.759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759974">
                <text:p>2.759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647973">
                <text:p>2.6479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647973">
                <text:p>2.6479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407997">
                <text:p>2.407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543982">
                <text:p>2.543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599966">
                <text:p>2.599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599966">
                <text:p>2.599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599966">
                <text:p>2.599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82397">
                <text:p>2.82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919526">
                <text:p>2.9195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823947">
                <text:p>2.8239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759924">
                <text:p>2.759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767937">
                <text:p>2.767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767937">
                <text:p>2.767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775963">
                <text:p>2.7759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775963">
                <text:p>2.7759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735945">
                <text:p>2.735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727909">
                <text:p>2.727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727909">
                <text:p>2.727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727909">
                <text:p>2.727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727909">
                <text:p>2.727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695933">
                <text:p>2.6959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695933">
                <text:p>2.6959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695975">
                <text:p>2.695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623926">
                <text:p>2.6239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623926">
                <text:p>2.6239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471952">
                <text:p>2.47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471952">
                <text:p>2.47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471952">
                <text:p>2.47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471952">
                <text:p>2.47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47198">
                <text:p>2.47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447887">
                <text:p>2.447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431934">
                <text:p>2.43193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